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4cm" table:align="left"/>
    </style:style>
    <style:style style:name="Table1.A" style:family="table-column">
      <style:table-column-properties style:column-width="7.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686cm" table:align="left"/>
    </style:style>
    <style:style style:name="Table3.A" style:family="table-column">
      <style:table-column-properties style:column-width="13.68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953cm" table:align="left"/>
    </style:style>
    <style:style style:name="Table4.A" style:family="table-column">
      <style:table-column-properties style:column-width="3.95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754cm" table:align="left"/>
    </style:style>
    <style:style style:name="Table6.A" style:family="table-column">
      <style:table-column-properties style:column-width="3.75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775cm" table:align="left"/>
    </style:style>
    <style:style style:name="Table7.A" style:family="table-column">
      <style:table-column-properties style:column-width="4.77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822cm" table:align="left"/>
    </style:style>
    <style:style style:name="Table9.A" style:family="table-column">
      <style:table-column-properties style:column-width="0.82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655cm" table:align="left"/>
    </style:style>
    <style:style style:name="Table10.A" style:family="table-column">
      <style:table-column-properties style:column-width="5.65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61cm" table:align="left"/>
    </style:style>
    <style:style style:name="Table11.A" style:family="table-column">
      <style:table-column-properties style:column-width="0.6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671cm" table:align="left"/>
    </style:style>
    <style:style style:name="Table12.A" style:family="table-column">
      <style:table-column-properties style:column-width="6.67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796cm" table:align="left"/>
    </style:style>
    <style:style style:name="Table13.A" style:family="table-column">
      <style:table-column-properties style:column-width="2.7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3.748cm" table:align="left"/>
    </style:style>
    <style:style style:name="Table14.A" style:family="table-column">
      <style:table-column-properties style:column-width="3.74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504cm" table:align="left"/>
    </style:style>
    <style:style style:name="Table15.A" style:family="table-column">
      <style:table-column-properties style:column-width="0.50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822cm" table:align="left"/>
    </style:style>
    <style:style style:name="Table17.A" style:family="table-column">
      <style:table-column-properties style:column-width="0.82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7.449cm" table:align="left"/>
    </style:style>
    <style:style style:name="Table18.A" style:family="table-column">
      <style:table-column-properties style:column-width="7.44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504cm" table:align="left"/>
    </style:style>
    <style:style style:name="Table19.A" style:family="table-column">
      <style:table-column-properties style:column-width="0.50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1.598cm" table:align="left"/>
    </style:style>
    <style:style style:name="Table20.A" style:family="table-column">
      <style:table-column-properties style:column-width="11.5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61cm" table:align="left"/>
    </style:style>
    <style:style style:name="Table21.A" style:family="table-column">
      <style:table-column-properties style:column-width="0.6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6.346cm" table:align="left"/>
    </style:style>
    <style:style style:name="Table22.A" style:family="table-column">
      <style:table-column-properties style:column-width="6.34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3.969cm" table:align="left"/>
    </style:style>
    <style:style style:name="Table23.A" style:family="table-column">
      <style:table-column-properties style:column-width="3.96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504cm" table:align="left"/>
    </style:style>
    <style:style style:name="Table24.A" style:family="table-column">
      <style:table-column-properties style:column-width="0.504cm"/>
    </style:style>
    <style:style style:name="Table2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imageview-java-LC4"/>public class ImageView extends View {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file-imageview-java-LC5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imageview-java-LC6"/>// Resource ID for the source image that should be displayed in the ImageView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imageview-java-LC7"/>private int mImageId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file-imageview-java-LC8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file-imageview-java-LC9"/>// Context of the app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file-imageview-java-LC10"/>private Context mContext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file-imageview-java-LC11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file-imageview-java-LC12"/>/**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file-imageview-java-LC13"/>* Constructs a new ImageView.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file-imageview-java-LC14"/>*/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file-imageview-java-LC15"/>public ImageView(Context context) 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file-imageview-java-LC16"/>mImageId = 0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file-imageview-java-LC17"/>mContext = context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file-imageview-java-LC18"/>}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file-imageview-java-LC19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file-imageview-java-LC20"/>/**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file-imageview-java-LC21"/>* Sets the source image in the ImageView.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file-imageview-java-LC22"/>*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file-imageview-java-LC23"/>* @param imageId is the resource ID of the image to be displayed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file-imageview-java-LC24"/>*/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file-imageview-java-LC25"/>public void setImage(int imageId) 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file-imageview-java-LC26"/>mImageId = imageId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file-imageview-java-LC27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0:25:11.780878185</meta:creation-date>
    <dc:date>2018-05-04T00:25:37.392975540</dc:date>
    <meta:editing-duration>PT26S</meta:editing-duration>
    <meta:editing-cycles>1</meta:editing-cycles>
    <meta:document-statistic meta:table-count="24" meta:image-count="0" meta:object-count="0" meta:page-count="1" meta:paragraph-count="21" meta:word-count="83" meta:character-count="452" meta:non-whitespace-character-count="390"/>
    <meta:generator>LibreOffice/5.4.6.2$Linux_X86_64 LibreOffice_project/40m0$Build-2</meta:generator>
  </office:meta>
</office:document-meta>
</file>